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69mm"/>
    </style:style>
    <style:style style:name="co2" style:family="table-column">
      <style:table-column-properties fo:break-before="auto" style:column-width="49.64mm"/>
    </style:style>
    <style:style style:name="co3" style:family="table-column">
      <style:table-column-properties fo:break-before="auto" style:column-width="80.42mm"/>
    </style:style>
    <style:style style:name="co4" style:family="table-column">
      <style:table-column-properties fo:break-before="auto" style:column-width="164.75mm"/>
    </style:style>
    <style:style style:name="co5" style:family="table-column">
      <style:table-column-properties fo:break-before="auto" style:column-width="80.06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261.14mm" fo:break-before="auto" style:use-optimal-row-height="true"/>
    </style:style>
    <style:style style:name="ro3" style:family="table-row">
      <style:table-row-properties style:row-height="40.22mm" fo:break-before="auto" style:use-optimal-row-height="true"/>
    </style:style>
    <style:style style:name="ro4" style:family="table-row">
      <style:table-row-properties style:row-height="115.62mm" fo:break-before="auto" style:use-optimal-row-height="true"/>
    </style:style>
    <style:style style:name="ro5" style:family="table-row">
      <style:table-row-properties style:row-height="36.25mm" fo:break-before="auto" style:use-optimal-row-height="true"/>
    </style:style>
    <style:style style:name="ro6" style:family="table-row">
      <style:table-row-properties style:row-height="87.84mm" fo:break-before="auto" style:use-optimal-row-height="true"/>
    </style:style>
    <style:style style:name="ro7" style:family="table-row">
      <style:table-row-properties style:row-height="48.15mm" fo:break-before="auto" style:use-optimal-row-height="true"/>
    </style:style>
    <style:style style:name="ro8" style:family="table-row">
      <style:table-row-properties style:row-height="159.28mm" fo:break-before="auto" style:use-optimal-row-height="true"/>
    </style:style>
    <style:style style:name="ro9" style:family="table-row">
      <style:table-row-properties style:row-height="52.12mm" fo:break-before="auto" style:use-optimal-row-height="true"/>
    </style:style>
    <style:style style:name="ro10" style:family="table-row">
      <style:table-row-properties style:row-height="147.37mm" fo:break-before="auto" style:use-optimal-row-height="true"/>
    </style:style>
    <style:style style:name="ro11" style:family="table-row">
      <style:table-row-properties style:row-height="44.19mm" fo:break-before="auto" style:use-optimal-row-height="true"/>
    </style:style>
    <style:style style:name="ro12" style:family="table-row">
      <style:table-row-properties style:row-height="135.47mm" fo:break-before="auto" style:use-optimal-row-height="true"/>
    </style:style>
    <style:style style:name="ro13" style:family="table-row">
      <style:table-row-properties style:row-height="107.69mm" fo:break-before="auto" style:use-optimal-row-height="true"/>
    </style:style>
    <style:style style:name="ro14" style:family="table-row">
      <style:table-row-properties style:row-height="151.34mm" fo:break-before="auto" style:use-optimal-row-height="true"/>
    </style:style>
    <style:style style:name="ro15" style:family="table-row">
      <style:table-row-properties style:row-height="83.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justify" fo:margin-left="0mm"/>
    </style:style>
  </office:automatic-styles>
  <office:body>
    <office:spreadsheet>
      <table:calculation-settings table:automatic-find-labels="false" table:use-regular-expressions="false" table:use-wildcards="true"/>
      <table:table table:name="aston"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style-name="ce1" office:value-type="string" calcext:value-type="string">
            <text:p>S.No</text:p>
          </table:table-cell>
          <table:table-cell table:style-name="ce1" office:value-type="string" calcext:value-type="string">
            <text:p>Company name</text:p>
          </table:table-cell>
          <table:table-cell table:style-name="ce1" office:value-type="string" calcext:value-type="string">
            <text:p>Parent link</text:p>
          </table:table-cell>
          <table:table-cell table:style-name="ce1" office:value-type="string" calcext:value-type="string">
            <text:p>Supplier Info</text:p>
          </table:table-cell>
          <table:table-cell table:style-name="ce1" office:value-type="string" calcext:value-type="string">
            <text:p>Supplier link</text:p>
          </table:table-cell>
        </table:table-row>
        <table:table-row table:style-name="ro2">
          <table:table-cell office:value-type="float" office:value="1" calcext:value-type="float">
            <text:p>1</text:p>
          </table:table-cell>
          <table:table-cell office:value-type="string" calcext:value-type="string">
            <text:p>AAK Personal Care</text:p>
          </table:table-cell>
          <table:table-cell office:value-type="string" calcext:value-type="string">
            <text:p>https://www.aston-chemicals.com/supplier?id=1</text:p>
          </table:table-cell>
          <table:table-cell office:value-type="string" calcext:value-type="string">
            <text:p>AAK Personal Care</text:p>
            <text:p/>
            <text:p/>
            <text:p/>
            <text:p/>
            <text:p/>
            <text:p>Supplier Information: AAK is a world-leading manufacturer of high quality, value-added speciality vegetable oils and fats. AAK is at the forefront of research into the fat molecule and how best to use natural vegetable oils and fats in Personal Care, Pharmaceutical and Food applications. AAK contributes to sustainable global development through several philanthropic endeavours such as providing financial support and education to women who collect shea nuts in West Africa, and support for sustainable palm oil through the RSPO. AAK's operations are conducted with minimum consumption of resources and environmental impact.</text:p>
            <text:p/>
            <text:p>AAK's range of products for personal care includes:</text:p>
            <text:p/>
            <text:p>Bioactive Products: Enriched fractions of Shea Butter and Canola Oil with increased levels of phytosterols and tocopherols and proven functionality.</text:p>
            <text:p/>
            <text:p> </text:p>
            <text:p/>
            <text:p>Emollients: Moisturising oils and fats with improved stability and crystallisation, including a range of Shea Butters in liquid, semi-solid and solid forms.</text:p>
            <text:p/>
            <text:p> </text:p>
            <text:p/>
            <text:p>Novel Shea Butter Products: Surfactants, conditioners and esters derived from Shea Butter.</text:p>
            <text:p/>
            <text:p> </text:p>
            <text:p/>
            <text:p>Exotic Oils: Cocoa Butter with enhanced crystallisation for easier formulation, Mango Seed Oil and Shorea Seed Butter.</text:p>
            <text:p/>
            <text:p> </text:p>
            <text:p/>
            <text:p>High Stability Oils: Canola oil and Soybean oil with very high oxidative stability for extended shelf-life in formulations.</text:p>
            <text:p/>
            <text:p> </text:p>
            <text:p/>
            <text:p>Lipex Omega Oils: Evening Primrose, Passionflower and Gold of Pleasure Oils, stabilised to reduce their susceptibility to oxidation and increase the functionality of the Omega Fatty Acids.</text:p>
            <text:p/>
            <text:p> </text:p>
            <text:p/>
            <text:p>Oils Rich in Essential Fatty Acids: Purified and stabilised cottonseed, canola and peanut oils.</text:p>
            <text:p/>
            <text:p> </text:p>
            <text:p/>
            <text:p>Sensory Performance Improvers: A range of oils and fats developed to give emollience and improve the texture and skin-feel of formulations.</text:p>
            <text:p/>
            <text:p> </text:p>
            <text:p/>
            <text:p>Structuring Products: A range of oils and fats developed to improve the texture, stability and crystallisation of skincare and cosmetic formulations, and to prevent blooming and sweating in stick products.</text:p>
            <text:p/>
            <text:p> </text:p>
            <text:p/>
            <text:p>Water-Dispersible Oils: Ethoxylated exotic oils for moisturisation and conditioning.</text:p>
            <text:p/>
            <text:p> </text:p>
            <text:p/>
            <text:p>Akoline Emulsifiers: Edible, food grade emulsifiers derived from vegetable oils combined with polar groups such as citric and lactic acid, sorbitans or polyglycerol.</text:p>
          </table:table-cell>
          <table:table-cell office:value-type="string" calcext:value-type="string">
            <text:p>http://www.aakpersonalcare.com/</text:p>
          </table:table-cell>
        </table:table-row>
        <table:table-row table:style-name="ro3">
          <table:table-cell table:formula="of:=[.A2]+1" office:value-type="float" office:value="2" calcext:value-type="float">
            <text:p>2</text:p>
          </table:table-cell>
          <table:table-cell office:value-type="string" calcext:value-type="string">
            <text:p>ActivON</text:p>
          </table:table-cell>
          <table:table-cell office:value-type="string" calcext:value-type="string">
            <text:p>https://www.aston-chemicals.com/supplier?id=32</text:p>
          </table:table-cell>
          <table:table-cell office:value-type="string" calcext:value-type="string">
            <text:p>ActivON</text:p>
            <text:p/>
            <text:p/>
            <text:p/>
            <text:p/>
            <text:p/>
            <text:p>Supplier Information: </text:p>
            <text:p>ActivON was founded in 2009 by Dr. Younki Cho and has been expanding since then. It is one of the leading Korean companies supplying high-quality raw materials for personal care products such as multi-functional, natural &amp; synthetic glycols with preservative boosting properties.</text:p>
          </table:table-cell>
          <table:table-cell/>
        </table:table-row>
        <table:table-row table:style-name="ro4">
          <table:table-cell table:formula="of:=[.A3]+1" office:value-type="float" office:value="3" calcext:value-type="float">
            <text:p>3</text:p>
          </table:table-cell>
          <table:table-cell office:value-type="string" calcext:value-type="string">
            <text:p>Alzo International</text:p>
          </table:table-cell>
          <table:table-cell office:value-type="string" calcext:value-type="string">
            <text:p>https://www.aston-chemicals.com/supplier?id=2</text:p>
          </table:table-cell>
          <table:table-cell office:value-type="string" calcext:value-type="string">
            <text:p>Alzo International</text:p>
            <text:p/>
            <text:p/>
            <text:p/>
            <text:p/>
            <text:p/>
            <text:p>Supplier Information: Alzo International Inc. develops speciality emollients and emollient esters, film-formers, surfactants and conditioners for use in Personal Care formulations. Many of Alzo’s products are derived from natural sources. Alzo International’s product ranges include:</text:p>
            <text:p/>
            <text:p>Speciality Emollient Esters: Alzo has created a diverse range of more than 200 emollients that provide many 'value added' benefits in personal care products, most of which are derived from natural, vegetable feedstocks. Alzo’s emollients have low odour, low colour and high purity.</text:p>
            <text:p/>
            <text:p> </text:p>
            <text:p/>
            <text:p>Cationic Conditioners: The patented series of Necon and Nequat surfactants provide enhanced conditioning and lubricity. These highly specialized ingredients are derived from natural sources.</text:p>
            <text:p/>
            <text:p> </text:p>
            <text:p/>
            <text:p>Urethane Emollients and Conditioners: The patented Polyderm and Monoderm urethane conditioners enhance the performance of skin, hair and toiletry products.</text:p>
            <text:p/>
            <text:p> </text:p>
            <text:p/>
            <text:p>Thickeners and Rheology Modifiers: The Dermothix thickening agents, rheology modifiers and emulsifiers can build viscosity and create crystal clear gels in surfactant or aqueous systems. They also give a unique texture to formulations.</text:p>
          </table:table-cell>
          <table:table-cell office:value-type="string" calcext:value-type="string">
            <text:p>http://www.alzointernational.com/</text:p>
          </table:table-cell>
        </table:table-row>
        <table:table-row table:style-name="ro5">
          <table:table-cell table:formula="of:=[.A4]+1" office:value-type="float" office:value="4" calcext:value-type="float">
            <text:p>4</text:p>
          </table:table-cell>
          <table:table-cell office:value-type="string" calcext:value-type="string">
            <text:p>AQIA Quimica Industrial</text:p>
          </table:table-cell>
          <table:table-cell office:value-type="string" calcext:value-type="string">
            <text:p>https://www.aston-chemicals.com/supplier?id=38</text:p>
          </table:table-cell>
          <table:table-cell office:value-type="string" calcext:value-type="string">
            <text:p>AQIA Quimica Industrial</text:p>
            <text:p/>
            <text:p/>
            <text:p/>
            <text:p/>
            <text:p/>
            <text:p>Supplier Information: With 35 years on the market, AQIA are a leading supplier of innovative personal care ingredients. Their portfolio contains a complete line of ingredients with a focus towards renewable materials and a particular speciality in hair care actives.</text:p>
          </table:table-cell>
          <table:table-cell/>
        </table:table-row>
        <table:table-row table:style-name="ro6">
          <table:table-cell table:formula="of:=[.A5]+1" office:value-type="float" office:value="5" calcext:value-type="float">
            <text:p>5</text:p>
          </table:table-cell>
          <table:table-cell office:value-type="string" calcext:value-type="string">
            <text:p>Aromtech</text:p>
          </table:table-cell>
          <table:table-cell office:value-type="string" calcext:value-type="string">
            <text:p>https://www.aston-chemicals.com/supplier?id=3</text:p>
          </table:table-cell>
          <table:table-cell office:value-type="string" calcext:value-type="string">
            <text:p>Aromtech</text:p>
            <text:p/>
            <text:p/>
            <text:p/>
            <text:p/>
            <text:p/>
            <text:p>Supplier Information: Aromtech is located in the north of Finland and manufactures extracts and oils from plants that are traditionally found in the Arctic. Arctic plants have to grow and thrive during long, cold winters and short, intense summers. To help them to survive in the Arctic climate they have developed unique properties and a high concentration of bioactive compounds.</text:p>
            <text:p>Aromtech's manufacturing plant is located just outside the Arctic Circle in Finland. Here, Aromtech use Supercritical Carbon Dioxide extraction to extract oils and bioactive compounds from plants. Supercritical Carbon Dioxide extraction offers an effective and gentle method of obtaining lipophilic ingredients from plants, while preserving the ingredients in their natural form. The chemical-free CO2 extraction process also helps to ensure the purity and safety of Aromtech's products.</text:p>
            <text:p>Aromtech’s products are based around plants that can traditionally be found in the Arctic. Their TruArctic range use plants sourced from within the Arctic Circle. This particular range uses a water and glycerin extraction process to product water-soluble extracts.</text:p>
            <text:p>Aromtech co-operates closely with leading universities and research institutions to find and implement the most modern product development and manufacturing processes.  Aromtech's product range includes seed oils, berry oils, extracts of peat, natural aromas, grains and birch bark.  Aromtech's products are suitable for use in Skincare, Haircare, Toiletries and Colour Cosmetics.</text:p>
          </table:table-cell>
          <table:table-cell office:value-type="string" calcext:value-type="string">
            <text:p>http://www.aromtech.com/en/</text:p>
          </table:table-cell>
        </table:table-row>
        <table:table-row table:style-name="ro5">
          <table:table-cell table:formula="of:=[.A6]+1" office:value-type="float" office:value="6" calcext:value-type="float">
            <text:p>6</text:p>
          </table:table-cell>
          <table:table-cell office:value-type="string" calcext:value-type="string">
            <text:p>BeadTech</text:p>
          </table:table-cell>
          <table:table-cell office:value-type="string" calcext:value-type="string">
            <text:p>https://www.aston-chemicals.com/supplier?id=14</text:p>
          </table:table-cell>
          <table:table-cell office:value-type="string" calcext:value-type="string">
            <text:p>BeadTech</text:p>
            <text:p/>
            <text:p/>
            <text:p/>
            <text:p/>
            <text:p/>
            <text:p>Supplier Information: BeadTech is a Korean company that specialises in the development and manufacturing of peptides for cosmetic applications such as anti-ageing, brightening and tanning. Beadtech’s range includes high-tech active ingredients with strong supporting efficacy data.</text:p>
          </table:table-cell>
          <table:table-cell office:value-type="string" calcext:value-type="string">
            <text:p>http://www.beadtech.co.kr/kor/main/</text:p>
          </table:table-cell>
        </table:table-row>
        <table:table-row table:style-name="ro6">
          <table:table-cell table:formula="of:=[.A7]+1" office:value-type="float" office:value="7" calcext:value-type="float">
            <text:p>7</text:p>
          </table:table-cell>
          <table:table-cell office:value-type="string" calcext:value-type="string">
            <text:p>Biogenics</text:p>
          </table:table-cell>
          <table:table-cell office:value-type="string" calcext:value-type="string">
            <text:p>https://www.aston-chemicals.com/supplier?id=4</text:p>
          </table:table-cell>
          <table:table-cell office:value-type="string" calcext:value-type="string">
            <text:p>Biogenics</text:p>
            <text:p/>
            <text:p/>
            <text:p/>
            <text:p/>
            <text:p/>
            <text:p>Supplier Information: Biogenics is an innovative Korean company which specialises in encapsulation technologies. Biogenics offer:</text:p>
            <text:p/>
            <text:p>Magicolor Series: Encapsulated pigments which only release their colour when rubbed. This offers many interesting opportunities for formulators.</text:p>
            <text:p/>
            <text:p> </text:p>
            <text:p/>
            <text:p>Encapsulation Technology: An innovative encapsulation technology that uses an oligomer complex to allow insoluble and unstable active ingredients (Caffeine, Salicylic Acid, Epigallocathechin Gallate) to become fully soluble and stable in water.</text:p>
            <text:p/>
            <text:p> </text:p>
            <text:p/>
            <text:p>Innovative Silicone Elastomer: An innovative D5-free silicone elastomer which contains water, Hyaluronic Acid and pseudo-ceramide to offer moisturisation, skin protection and a silky soft skin feel.</text:p>
          </table:table-cell>
          <table:table-cell office:value-type="string" calcext:value-type="string">
            <text:p>http://biogenics.co.kr/en/</text:p>
          </table:table-cell>
        </table:table-row>
        <table:table-row table:style-name="ro3">
          <table:table-cell table:formula="of:=[.A8]+1" office:value-type="float" office:value="8" calcext:value-type="float">
            <text:p>8</text:p>
          </table:table-cell>
          <table:table-cell office:value-type="string" calcext:value-type="string">
            <text:p>Covestro</text:p>
          </table:table-cell>
          <table:table-cell office:value-type="string" calcext:value-type="string">
            <text:p>https://www.aston-chemicals.com/supplier?id=39</text:p>
          </table:table-cell>
          <table:table-cell office:value-type="string" calcext:value-type="string">
            <text:p>Covestro</text:p>
            <text:p/>
            <text:p/>
            <text:p/>
            <text:p/>
            <text:p/>
            <text:p>Supplier Information: Covestro is one of the leading suppliers of premium and speciality polymers globally, and are leaders in the development and production of polyurethanes. Useful for a number of industries, Covestro’s Baycusan Classic and eco lines are specifically designed for use in the personal care industry, as film formers is sun care, skin care, colour cosmetic and hair care formulations.</text:p>
          </table:table-cell>
          <table:table-cell/>
        </table:table-row>
        <table:table-row table:style-name="ro7">
          <table:table-cell table:formula="of:=[.A9]+1" office:value-type="float" office:value="9" calcext:value-type="float">
            <text:p>9</text:p>
          </table:table-cell>
          <table:table-cell office:value-type="string" calcext:value-type="string">
            <text:p>CX Pharma</text:p>
          </table:table-cell>
          <table:table-cell office:value-type="string" calcext:value-type="string">
            <text:p>https://www.aston-chemicals.com/supplier?id=29</text:p>
          </table:table-cell>
          <table:table-cell office:value-type="string" calcext:value-type="string">
            <text:p>CX Pharma</text:p>
            <text:p/>
            <text:p/>
            <text:p/>
            <text:p/>
            <text:p/>
            <text:p>Supplier Information: CX Pharma is a leading producer of high quality Ascorbyl Glucoside under the tradename L-VCG.</text:p>
            <text:p> </text:p>
            <text:p>Based in Qidong, Jiangsu Province in China, CX Pharma also produces pharmaceutical actives and intermediates to the highest standards, meeting the criteria required for the FDA and other global regulatory bodies.</text:p>
          </table:table-cell>
          <table:table-cell/>
        </table:table-row>
        <table:table-row table:style-name="ro8">
          <table:table-cell table:formula="of:=[.A10]+1" office:value-type="float" office:value="10" calcext:value-type="float">
            <text:p>10</text:p>
          </table:table-cell>
          <table:table-cell office:value-type="string" calcext:value-type="string">
            <text:p>Eckart</text:p>
          </table:table-cell>
          <table:table-cell office:value-type="string" calcext:value-type="string">
            <text:p>https://www.aston-chemicals.com/supplier?id=7</text:p>
          </table:table-cell>
          <table:table-cell office:value-type="string" calcext:value-type="string">
            <text:p>Eckart</text:p>
            <text:p/>
            <text:p/>
            <text:p/>
            <text:p/>
            <text:p/>
            <text:p>Supplier Information: Eckart is a leading international manufacturer of high performance pearlescent and metallic pigments for the Personal Care industry. Eckart also has a range of rheology modifiers. Eckart’s products for Personal Care include:</text:p>
            <text:p/>
            <text:p>SynCrystal: The SynCrystal range consists of interference pearlescent pigments manufactured by depositing layers of Titanium Dioxide onto Synthetic Fluorphlogopite platelets. Synthetic Fluorphlogopite has several advantages over the traditional natural Mica platelets used in older pearlescent pigments – the Fluorphlogopite platelets have lower heavy metal and impurity contents than natural mica, and the Fluorphlogopite platelets have a smooth, uniform surface which leads to more uniform deposition of Titanium Dioxide and hence high colour purity and reliability. As Synthetic Fluorphlogopite is not a mined material, there are no issues regarding its availability. The SynCrystal range can provide subtle shimmer, optical blurring, sparkle and shine in a wide range of colours.</text:p>
            <text:p/>
            <text:p> </text:p>
            <text:p/>
            <text:p>Mirage: The Mirage range consists of high performance pearlescent pigments based on Calcium Sodium Borosilicate “glass” platelets. Eckart’s platelets are extraordinarily smooth, transparent and uniform, which leads to high colour purity, reliability, gloss and sparkle.</text:p>
            <text:p/>
            <text:p> </text:p>
            <text:p/>
            <text:p>Visionaire: The Visionaire range consists of metallic pigments consisting of aluminium, copper or bronze platelets encapsulated in Silica for a vibrant metallic effect and complete safety. The Visionaire range is only suitable for use in anhydrous formulations.</text:p>
            <text:p/>
            <text:p> </text:p>
            <text:p/>
            <text:p>Metallure: The Metallure range consists of Aluminium platelets in a solvent, to give a mirror or holographic effect to nail polishes.</text:p>
            <text:p/>
            <text:p> </text:p>
            <text:p/>
            <text:p>Silverdream: The Silverdream range consists of Aluminium, Copper and Bronze powders for use in nail polishes.</text:p>
          </table:table-cell>
          <table:table-cell office:value-type="string" calcext:value-type="string">
            <text:p>http://www.eckart.net/</text:p>
          </table:table-cell>
        </table:table-row>
        <table:table-row table:style-name="ro3">
          <table:table-cell table:formula="of:=[.A11]+1" office:value-type="float" office:value="11" calcext:value-type="float">
            <text:p>11</text:p>
          </table:table-cell>
          <table:table-cell office:value-type="string" calcext:value-type="string">
            <text:p>EPC</text:p>
          </table:table-cell>
          <table:table-cell office:value-type="string" calcext:value-type="string">
            <text:p>https://www.aston-chemicals.com/supplier?id=37</text:p>
          </table:table-cell>
          <table:table-cell office:value-type="string" calcext:value-type="string">
            <text:p>EPC</text:p>
            <text:p/>
            <text:p/>
            <text:p/>
            <text:p/>
            <text:p/>
            <text:p>Supplier Information: EPC Natural Products Co Ltd was established more than 20 years ago. It is a global company supplying speciality natural extracts into the food, nutraceuticals and cosmetics industries. Their EPColor ™ range consists of oil dispersible and water soluble plant-based colorants for cosmetic applications.</text:p>
          </table:table-cell>
          <table:table-cell/>
        </table:table-row>
        <table:table-row table:style-name="ro9">
          <table:table-cell table:formula="of:=[.A12]+1" office:value-type="float" office:value="12" calcext:value-type="float">
            <text:p>12</text:p>
          </table:table-cell>
          <table:table-cell office:value-type="string" calcext:value-type="string">
            <text:p>Gale &amp; Cosm</text:p>
          </table:table-cell>
          <table:table-cell office:value-type="string" calcext:value-type="string">
            <text:p>https://www.aston-chemicals.com/supplier?id=31</text:p>
          </table:table-cell>
          <table:table-cell office:value-type="string" calcext:value-type="string">
            <text:p>Gale &amp; Cosm</text:p>
            <text:p/>
            <text:p/>
            <text:p/>
            <text:p/>
            <text:p/>
            <text:p>Supplier Information: Gale &amp; Cosm was established in 2000 near Milan in Italy. They are already well-established in the Italian market and have recently started expanding into foreign markets with their outstanding range of Olive-derived products for personal care.</text:p>
            <text:p> </text:p>
            <text:p>Gale &amp; Cosm’s “Galolive” range consists of highly functional emulsifiers and emollients derived from Italian Olive Oil. All products in the Galolive range are mild, non-ionic, PEG-free and conform to Cosmos standards. They are ideal for use in any formulation where high functionality is required.</text:p>
          </table:table-cell>
          <table:table-cell/>
        </table:table-row>
        <table:table-row table:style-name="ro10">
          <table:table-cell table:formula="of:=[.A13]+1" office:value-type="float" office:value="13" calcext:value-type="float">
            <text:p>13</text:p>
          </table:table-cell>
          <table:table-cell office:value-type="string" calcext:value-type="string">
            <text:p>Imerys</text:p>
          </table:table-cell>
          <table:table-cell office:value-type="string" calcext:value-type="string">
            <text:p>https://www.aston-chemicals.com/supplier?id=9</text:p>
          </table:table-cell>
          <table:table-cell office:value-type="string" calcext:value-type="string">
            <text:p>Imerys</text:p>
            <text:p/>
            <text:p/>
            <text:p/>
            <text:p/>
            <text:p/>
            <text:p>Supplier Information: Imerys is the world leading miner and processor of mineral-based speciality solutions for industry, and has a unique knowledge of mineral technology and unrivalled depth of application expertise in natural minerals. Imerys’ minerals for Personal Care are sold under the ImerCare trade name and include products for opacifying, mattifying, gloss, absorption, rheology modification, and abrasion/exfoliation:</text:p>
            <text:p/>
            <text:p>Kaolin: A naturally occurring hydrated aluminium silicate. Careful processing results in soft, fine particles that are suitable for use in a variety of personal care products. The ImerCareTM “K” range has been specifically designed for formulations where purity, rheology and high whiteness are desired.</text:p>
            <text:p/>
            <text:p> </text:p>
            <text:p/>
            <text:p>Perlite: Perlite products are made from a volcanic glass which contains water in its inner structure. When heated rapidly, the steam produced expands the glass to form a foamed structure, which can be used, when processed in fine controlled particles, in many different personal care products. The ImerCareTM “P” range perfectly meets high purity, high absorption, excellent matting effect and gentle abrasiveness requirements. Larger particle sizes can also be used as exfoliating scrub particles.</text:p>
            <text:p/>
            <text:p> </text:p>
            <text:p/>
            <text:p>Diatomaceous Earth: A mineral material consisting chiefly of fragments of various species of fossilised remains of diatoms. It is divided into categories based on its source; freshwater or saltwater. Freshwater Diatomaceous Earth is mined from dry lake beds and Saltwater Diatomaceous Earth is mined from dry sea beds.</text:p>
            <text:p/>
            <text:p> </text:p>
            <text:p/>
            <text:p>Talc: Imerys offers the widest range of natural talc products to meet the performance and purity requirements of the personal care industry. ImerCare talcs provide good sensory properties, such as a silky and soft feel in powders and emulsions and innovative optical properties in powder make-up formulations. All ImerCare talc grades are Cosmos approved.</text:p>
          </table:table-cell>
          <table:table-cell office:value-type="string" calcext:value-type="string">
            <text:p>https://www.imerys-performance-additives.com/your-market/personal-care-1</text:p>
          </table:table-cell>
        </table:table-row>
        <table:table-row table:style-name="ro7">
          <table:table-cell table:formula="of:=[.A14]+1" office:value-type="float" office:value="14" calcext:value-type="float">
            <text:p>14</text:p>
          </table:table-cell>
          <table:table-cell office:value-type="string" calcext:value-type="string">
            <text:p>Jland Biotech</text:p>
          </table:table-cell>
          <table:table-cell office:value-type="string" calcext:value-type="string">
            <text:p>https://www.aston-chemicals.com/supplier?id=35</text:p>
          </table:table-cell>
          <table:table-cell office:value-type="string" calcext:value-type="string">
            <text:p>Jland Biotech</text:p>
            <text:p/>
            <text:p/>
            <text:p/>
            <text:p/>
            <text:p/>
            <text:p>Supplier Information: Jiangsu Jland Biotech Co., Ltd is a company situated in China and dedicated to the development and production of vegan* Biollagen™ collagen. Their R&amp;D team consists of professors, post-doctoral researchers and senior engineers, who have developed a patented yeast fermentation process using Pichia pastoris to produce  their peptide. </text:p>
            <text:p>Biollagen™  is a biosynthetic, vegan* collagen which is based on human type III collagen.</text:p>
            <text:p>*no animal derived materialsare in the product or used in the manufacturing process.</text:p>
          </table:table-cell>
          <table:table-cell/>
        </table:table-row>
        <table:table-row table:style-name="ro11">
          <table:table-cell table:formula="of:=[.A15]+1" office:value-type="float" office:value="15" calcext:value-type="float">
            <text:p>15</text:p>
          </table:table-cell>
          <table:table-cell office:value-type="string" calcext:value-type="string">
            <text:p>Kincera</text:p>
          </table:table-cell>
          <table:table-cell office:value-type="string" calcext:value-type="string">
            <text:p>https://www.aston-chemicals.com/supplier?id=11</text:p>
          </table:table-cell>
          <table:table-cell office:value-type="string" calcext:value-type="string">
            <text:p>Kincera</text:p>
            <text:p/>
            <text:p/>
            <text:p/>
            <text:p/>
            <text:p/>
            <text:p>Supplier Information: Kincera Sdn Bhd are the only manufacturer of cosmetic grade Sericite situated in Malaysia.</text:p>
            <text:p>Kincera produce a refined grade of Sericite which is suitable for use in cosmetic foundations, eye shadows, pressed and loose powders and blushers. The inclusion of Sericite into such formulations improves the softness, smoothness and adhesion to the skin providing a longer lasting make-up.</text:p>
          </table:table-cell>
          <table:table-cell office:value-type="string" calcext:value-type="string">
            <text:p>http://www.kincera.com/</text:p>
          </table:table-cell>
        </table:table-row>
        <table:table-row table:style-name="ro12">
          <table:table-cell table:formula="of:=[.A16]+1" office:value-type="float" office:value="16" calcext:value-type="float">
            <text:p>16</text:p>
          </table:table-cell>
          <table:table-cell office:value-type="string" calcext:value-type="string">
            <text:p>Kobo Products</text:p>
          </table:table-cell>
          <table:table-cell office:value-type="string" calcext:value-type="string">
            <text:p>https://www.aston-chemicals.com/supplier?id=12</text:p>
          </table:table-cell>
          <table:table-cell office:value-type="string" calcext:value-type="string">
            <text:p>Kobo Products</text:p>
            <text:p/>
            <text:p/>
            <text:p/>
            <text:p/>
            <text:p/>
            <text:p>Supplier Information: Kobo Products Inc provides innovative, technology-based raw materials to the cosmetic industry. Kobo Products specialises in the following product areas:</text:p>
            <text:p/>
            <text:p>Surface Treated Powders: Powders and pigments can be surface-treated to make them hydrophobic, hydrophilic or lipophilic, hence increasing their dispersibility in a range of carriers. Surface-treating can also help to reduce surface activity, improve skin compatibility, improve physical and chemical stability and increase the achievable pigment loading in formulations.</text:p>
            <text:p/>
            <text:p> </text:p>
            <text:p/>
            <text:p>Dispersions of Powders: Kobo can pre-disperse pigments and inorganic sunscreen powders in a wide range of carriers. During dispersion the particle size of the powders is often decreased, which increases the colour strength and gloss achievable with pigments and increases the protection and transparency achievable with sunscreens. Dispersion of powders also makes them much easier to use during formulation development and production.</text:p>
            <text:p/>
            <text:p> </text:p>
            <text:p/>
            <text:p>Microspheres and Microsphere Complexes: Microspheres are discrete spherical particles made from a range of materials and in a range of particle sizes. Their shape and particle size distribution enables them to scatter light to diminish the look of fine lines on the skin, an effect known as 'optical blurring' or 'soft focus'. Microspheres also provide a 'ball bearing' effect on the skin, giving finished products increased payoff, an elegant silky texture, enhanced slip and better blendability for a more natural finish. Depending on the level used, they can provide a non-tacky, velvety or powdery after-feel. Porous Microspheres can also be used to absorb or deliver oils. Microsphere Complexes consist of two materials bonded together by Isopropyl Titanium Triisostearate treatment, yielding a spherical complex that has the optimum combination of the two materials' properties. These complexes offer the benefits of the Microspheres and can also bring a lightweight feel to many other product forms.</text:p>
          </table:table-cell>
          <table:table-cell office:value-type="string" calcext:value-type="string">
            <text:p>http://www.koboproductsinc.com/</text:p>
          </table:table-cell>
        </table:table-row>
        <table:table-row table:style-name="ro3">
          <table:table-cell table:formula="of:=[.A17]+1" office:value-type="float" office:value="17" calcext:value-type="float">
            <text:p>17</text:p>
          </table:table-cell>
          <table:table-cell office:value-type="string" calcext:value-type="string">
            <text:p>Kraton</text:p>
          </table:table-cell>
          <table:table-cell office:value-type="string" calcext:value-type="string">
            <text:p>https://www.aston-chemicals.com/supplier?id=41</text:p>
          </table:table-cell>
          <table:table-cell office:value-type="string" calcext:value-type="string">
            <text:p>Kraton</text:p>
            <text:p/>
            <text:p/>
            <text:p/>
            <text:p/>
            <text:p/>
            <text:p>Supplier Information: Kraton is an innovator and leading manufacturer of styrene block copolymers (SBC), a building block for many personal care products essential to everyday life. Our broad product portfolio offers a range of performance attributes, depending on the chemistry and consumer use requirements in personal and elastic hygiene products.</text:p>
          </table:table-cell>
          <table:table-cell/>
        </table:table-row>
        <table:table-row table:style-name="ro9">
          <table:table-cell table:formula="of:=[.A18]+1" office:value-type="float" office:value="18" calcext:value-type="float">
            <text:p>18</text:p>
          </table:table-cell>
          <table:table-cell office:value-type="string" calcext:value-type="string">
            <text:p>Kupanda</text:p>
          </table:table-cell>
          <table:table-cell office:value-type="string" calcext:value-type="string">
            <text:p>https://www.aston-chemicals.com/supplier?id=40</text:p>
          </table:table-cell>
          <table:table-cell office:value-type="string" calcext:value-type="string">
            <text:p>Kupanda</text:p>
            <text:p/>
            <text:p/>
            <text:p/>
            <text:p/>
            <text:p/>
            <text:p>Supplier Information: Kupanda, established in 2014, is a specialist producer of niche, high value natural plant ingredients from Africa. The ‘Kupanda Way’ is to respect the integrity of the plants natural properties and allow the benefits to sustain our lives. With a focus on quality, sustainability, collaboration and longevity, they are commited to balancing commercial gain with social development and environmental preservation. Their core range of 6 products contain different levels of essential fatty acids can help to protect the skin barrier, provide anti-pollution protection, rebalance the skin microbiome, cleanse, hydrate and moisturise skin as well as provide anti-oxidant properties.</text:p>
          </table:table-cell>
          <table:table-cell/>
        </table:table-row>
        <table:table-row table:style-name="ro13">
          <table:table-cell table:formula="of:=[.A19]+1" office:value-type="float" office:value="19" calcext:value-type="float">
            <text:p>19</text:p>
          </table:table-cell>
          <table:table-cell office:value-type="string" calcext:value-type="string">
            <text:p>Lipotrue</text:p>
          </table:table-cell>
          <table:table-cell office:value-type="string" calcext:value-type="string">
            <text:p>https://www.aston-chemicals.com/supplier?id=34</text:p>
          </table:table-cell>
          <table:table-cell office:value-type="string" calcext:value-type="string">
            <text:p>Lipotrue</text:p>
            <text:p/>
            <text:p/>
            <text:p/>
            <text:p/>
            <text:p/>
            <text:p>Supplier Information: Lipotrue is a new project based in Barcelona focussed on truly innovative active technologies. Lipotrue have a scientific team of 30 multidisciplinary specialists, with an average cosmetic experience of more than 10 years.</text:p>
            <text:p>Lipotrue have 4 key technologies in their range:</text:p>
            <text:p/>
            <text:p>Wild Plants as Biofactories - Plant-based transient expression system for the production of human proteins. Human proteins synthesised in this way are more complex than those produced via bacteria and more closely resemble their intricate structure, improving efficacy and safety.</text:p>
            <text:p>In Silico and Biomimetic design of peptides - Novel and highly specific peptides by in silico design measuring low binding energy interactions for improved efficacies. Discovery of novel short-chain peptides through biomimetic design, inspired by nature's masterpieces, mimicking life's genius patterns.</text:p>
            <text:p>Marine Bio-Research - In collaboration with research institutes we have propriertary collections of microorganisms for an unlimited source of new active ingredients. Discovery of new active ingredients. Unique species from the ocean's depths and sea breeze, to the marine cnidarians and onshore halophyte plants</text:p>
            <text:p>Big Data Analytics - Ability to handle big data obtained after incubation of skin cells with our products. This technology allows us to work with two different strategies: identify the mechanism of action of an active ingredient, and also to define the best active ingredient for a specific mechanism of action. Big Data is analyzed, shaped and guided to cleverly transform it into smart data, for the development of new active ingredients with outstanding efficacy</text:p>
          </table:table-cell>
          <table:table-cell/>
        </table:table-row>
        <table:table-row table:style-name="ro5">
          <table:table-cell table:formula="of:=[.A20]+1" office:value-type="float" office:value="20" calcext:value-type="float">
            <text:p>20</text:p>
          </table:table-cell>
          <table:table-cell office:value-type="string" calcext:value-type="string">
            <text:p>MFCI</text:p>
          </table:table-cell>
          <table:table-cell office:value-type="string" calcext:value-type="string">
            <text:p>https://www.aston-chemicals.com/supplier?id=26</text:p>
          </table:table-cell>
          <table:table-cell office:value-type="string" calcext:value-type="string">
            <text:p>MFCI</text:p>
            <text:p/>
            <text:p/>
            <text:p/>
            <text:p/>
            <text:p/>
            <text:p>Supplier Information: MFCI Co., Ltd is a US FDA approved manufacturer of UV absorbers. MFCI Co., Ltd incorporates 4 manufacturing divisions, each specialising in different chemistries to deliver a wide range of UV absorbing ingredients.</text:p>
          </table:table-cell>
          <table:table-cell/>
        </table:table-row>
        <table:table-row table:style-name="ro5">
          <table:table-cell table:formula="of:=[.A21]+1" office:value-type="float" office:value="21" calcext:value-type="float">
            <text:p>21</text:p>
          </table:table-cell>
          <table:table-cell office:value-type="string" calcext:value-type="string">
            <text:p>NuCera Solutions</text:p>
          </table:table-cell>
          <table:table-cell office:value-type="string" calcext:value-type="string">
            <text:p>https://www.aston-chemicals.com/supplier?id=15</text:p>
          </table:table-cell>
          <table:table-cell office:value-type="string" calcext:value-type="string">
            <text:p>NuCera Solutions</text:p>
            <text:p/>
            <text:p/>
            <text:p/>
            <text:p/>
            <text:p/>
            <text:p>Supplier Information: NuCera Solutions manufacture a wide range of speciality waxes that improve the performance and enhance aesthetics of personal care products. Their technologies provide thickening, structure, and stabilization in a wide variety of applications.</text:p>
          </table:table-cell>
          <table:table-cell office:value-type="string" calcext:value-type="string">
            <text:p>http://public.bakerhughes.com/newphase/</text:p>
          </table:table-cell>
        </table:table-row>
        <table:table-row table:style-name="ro9">
          <table:table-cell table:formula="of:=[.A22]+1" office:value-type="float" office:value="22" calcext:value-type="float">
            <text:p>22</text:p>
          </table:table-cell>
          <table:table-cell office:value-type="string" calcext:value-type="string">
            <text:p>OnScent</text:p>
          </table:table-cell>
          <table:table-cell office:value-type="string" calcext:value-type="string">
            <text:p>https://www.aston-chemicals.com/supplier?id=16</text:p>
          </table:table-cell>
          <table:table-cell office:value-type="string" calcext:value-type="string">
            <text:p>OnScent</text:p>
            <text:p/>
            <text:p/>
            <text:p/>
            <text:p/>
            <text:p/>
            <text:p>Supplier Information: OnScent is an international manufacturer of world class natural, organic and sustainable materials for the cosmetic and personal care industries. OnScent offers a wide range of natural ingredients suitable for personal care formulations, including:</text:p>
            <text:p/>
            <text:p>Seeds and Powders from Fruits and Vegetables</text:p>
            <text:p>Dried Leaves and Flowers</text:p>
            <text:p>Active Natural Botanicals</text:p>
          </table:table-cell>
          <table:table-cell/>
        </table:table-row>
        <table:table-row table:style-name="ro14">
          <table:table-cell table:formula="of:=[.A23]+1" office:value-type="float" office:value="23" calcext:value-type="float">
            <text:p>23</text:p>
          </table:table-cell>
          <table:table-cell office:value-type="string" calcext:value-type="string">
            <text:p>Shin-Etsu</text:p>
          </table:table-cell>
          <table:table-cell office:value-type="string" calcext:value-type="string">
            <text:p>https://www.aston-chemicals.com/supplier?id=18</text:p>
          </table:table-cell>
          <table:table-cell office:value-type="string" calcext:value-type="string">
            <text:p>Shin-Etsu</text:p>
            <text:p/>
            <text:p/>
            <text:p/>
            <text:p/>
            <text:p/>
            <text:p>Supplier Information: Shin-Etsu is a long-established Japanese company, specialising in the manufacture of high quality silicone derivatives.  The Shin-Etsu ranges include:</text:p>
            <text:p/>
            <text:p>Emulsifiers / Dispersants: To improve stability of water-in-oil and oil-in-water emulsions, prevent syneresis, ease dispersion of powders and reduce tack in Skincare and Colour Cosmetics.</text:p>
            <text:p/>
            <text:p> </text:p>
            <text:p/>
            <text:p>Emulsifying Silicone Gels: To act as a water-in-oil emulsifier, create high internal-phase, macro water-in-oil emulsions and spreadable non-aqueous formulations, prevent syneresis of non-aqueous formulations and thicken oil phases for Skincare and Colour Cosmetics.</text:p>
            <text:p/>
            <text:p> </text:p>
            <text:p/>
            <text:p>Silicone Gels: For use as an oil phase thickener to improve stability of water-in-oil and oil-in-water emulsions, as a base for non-aqueous formulations, and a binder for pressed powders, with a silky, non-greasy feel and a soft focus effect.</text:p>
            <text:p/>
            <text:p> </text:p>
            <text:p/>
            <text:p>Film Formers: To improve resistance to water, sebum and wear, provide a substantive feel and prevent colour migration in cosmetics.</text:p>
            <text:p/>
            <text:p> </text:p>
            <text:p/>
            <text:p>Silicone Waxes: To provide smoother skin and a rich, moisturising feel, enhance gloss and as a binder for pressed powders.</text:p>
            <text:p/>
            <text:p> </text:p>
            <text:p/>
            <text:p>Silicone Powders: For a soft, silky feel, reduced tack and a soft focus effect for skin care and colour cosmetics.</text:p>
          </table:table-cell>
          <table:table-cell office:value-type="string" calcext:value-type="string">
            <text:p>http://www.shinetsusilicone-global.com/products/personalcare/tds.shtml</text:p>
          </table:table-cell>
        </table:table-row>
        <table:table-row table:style-name="ro4">
          <table:table-cell table:formula="of:=[.A24]+1" office:value-type="float" office:value="24" calcext:value-type="float">
            <text:p>24</text:p>
          </table:table-cell>
          <table:table-cell office:value-type="string" calcext:value-type="string">
            <text:p>Solabia Group</text:p>
          </table:table-cell>
          <table:table-cell office:value-type="string" calcext:value-type="string">
            <text:p>https://www.aston-chemicals.com/supplier?id=19</text:p>
          </table:table-cell>
          <table:table-cell office:value-type="string" calcext:value-type="string">
            <text:p>Solabia Group</text:p>
            <text:p/>
            <text:p/>
            <text:p/>
            <text:p/>
            <text:p/>
            <text:p>Supplier Information: The Solabia Group is a well-established French group of chemical companies. The Solabia Group invests continuously to support the development of various technologies including fine chemistry, biotechnology, microbiology, and many techniques such as vegetal extraction, chemical synthesis, proteolytics, biofermentation and enzymatics.</text:p>
            <text:p/>
            <text:p>Solabia: Solabia specialises in Biotechnological Actives and has over 30 years' experience in manufacturing a wide range of biotechnological active ingredients. The range includes oligo- and polysaccharides, and oligopeptides and peptide hydrolysates. These actives have many functions including immediate and long-lasting moisturisation, protection of skin and hair against pollution and other aggressions, promotion of beneficial skin flora to the detriment of non-beneficial flora, and delivery of active ingredients to the skin.</text:p>
            <text:p/>
            <text:p> </text:p>
            <text:p/>
            <text:p>UCIB: UCIB specialises in the research and development of innovative chemical active ingredients, and is particularly strong in the area of L-PCA (L-Pyrrolidone Carboxylic Acid) and its derivatives. L-PCA is part of the skin's Natural Moisturising Factor (NMF) and has moisturising and hydrating properties. Derivatives of L-PCA also have other benefits.</text:p>
            <text:p/>
            <text:p> </text:p>
            <text:p/>
            <text:p>CEP: CEP has developed specific vegetal extraction processes adapted to each plant or plant part, in order to supply the cosmetics industry with authentic and validated plant extracts.</text:p>
          </table:table-cell>
          <table:table-cell office:value-type="string" calcext:value-type="string">
            <text:p>http://www.solabia.com/</text:p>
          </table:table-cell>
        </table:table-row>
        <table:table-row table:style-name="ro13">
          <table:table-cell table:formula="of:=[.A25]+1" office:value-type="float" office:value="25" calcext:value-type="float">
            <text:p>25</text:p>
          </table:table-cell>
          <table:table-cell office:value-type="string" calcext:value-type="string">
            <text:p>Sunjin Beauty Science</text:p>
          </table:table-cell>
          <table:table-cell office:value-type="string" calcext:value-type="string">
            <text:p>https://www.aston-chemicals.com/supplier?id=21</text:p>
          </table:table-cell>
          <table:table-cell office:value-type="string" calcext:value-type="string">
            <text:p>Sunjin Beauty Science</text:p>
            <text:p/>
            <text:p/>
            <text:p/>
            <text:p/>
            <text:p/>
            <text:p>Supplier Information: Sunjin Beauty Science is a Korean company that was founded in 1978. Sunjin’s innovative R&amp;D capability, committed quality assurance and dedication to customer service has made Sunjin a leading manufacturer of cosmetic raw materials. Sunjin specialises in the following product areas:</text:p>
            <text:p/>
            <text:p>Silica beads</text:p>
            <text:p>Methicone Coated Silica Beads</text:p>
            <text:p>PMMA Beads</text:p>
            <text:p>Hemi-spherical PMMA Beads</text:p>
            <text:p>Porous PMMA Beads</text:p>
            <text:p>Pearlescent pigments surface treated with PMMA</text:p>
            <text:p>Hybrid PMMA Beads</text:p>
            <text:p>Urethane Beads</text:p>
            <text:p>Urethane Acrylate Beads</text:p>
            <text:p>High Refractive Index Silica Beads</text:p>
            <text:p>Natural White Pigments</text:p>
            <text:p>TiO2 Encapsulated in Silica Beads</text:p>
            <text:p>Non-Nano TiO2 (T-80 Series)</text:p>
            <text:p>TiO2 Dispersions</text:p>
            <text:p>Zinc Oxide</text:p>
            <text:p>Natural Wax Beads (Scrubs)</text:p>
          </table:table-cell>
          <table:table-cell office:value-type="string" calcext:value-type="string">
            <text:p>http://www.sunjinbs.com/index.asp</text:p>
          </table:table-cell>
        </table:table-row>
        <table:table-row table:style-name="ro3">
          <table:table-cell table:formula="of:=[.A26]+1" office:value-type="float" office:value="26" calcext:value-type="float">
            <text:p>26</text:p>
          </table:table-cell>
          <table:table-cell office:value-type="string" calcext:value-type="string">
            <text:p>Toyo Sugar Refining Co., Ltd.</text:p>
          </table:table-cell>
          <table:table-cell office:value-type="string" calcext:value-type="string">
            <text:p>https://www.aston-chemicals.com/supplier?id=42</text:p>
          </table:table-cell>
          <table:table-cell office:value-type="string" calcext:value-type="string">
            <text:p>Toyo Sugar Refining Co., Ltd.</text:p>
            <text:p/>
            <text:p/>
            <text:p/>
            <text:p/>
            <text:p/>
            <text:p>Supplier Information: Based in Japan, Toyo Sugar Refining Group produce and supply sugar and sugar derivatives to to the food, nutrition and cosmetics industries. Their cosmetic functional ingredients are naturally derived, and enhance the properties of well known active ingredients, such as Rutin and Hesperidin.</text:p>
          </table:table-cell>
          <table:table-cell/>
        </table:table-row>
        <table:table-row table:style-name="ro9">
          <table:table-cell table:formula="of:=[.A27]+1" office:value-type="float" office:value="27" calcext:value-type="float">
            <text:p>27</text:p>
          </table:table-cell>
          <table:table-cell office:value-type="string" calcext:value-type="string">
            <text:p>Venator</text:p>
          </table:table-cell>
          <table:table-cell office:value-type="string" calcext:value-type="string">
            <text:p>https://www.aston-chemicals.com/supplier?id=17</text:p>
          </table:table-cell>
          <table:table-cell office:value-type="string" calcext:value-type="string">
            <text:p>Venator</text:p>
            <text:p/>
            <text:p/>
            <text:p/>
            <text:p/>
            <text:p/>
            <text:p>Supplier Information: In 2014, Huntsman acquired Sachtleben, a company that is based in Finland and manufactures Titanium Dioxide for personal care applications. In 2017, Huntsman separated out the pigmentary business and named this subsidiary Venator.</text:p>
            <text:p>Venator’s Hombitan AFDC range of pigmentary grade Titanium Dioxides have high brightness for giving whiteness and opacity to personal care formulations. Hombitan AFDC grades are exceptionally pure and are available with different crystal sizes, and in uncoated, surface treated and Ecocert approved versions.</text:p>
          </table:table-cell>
          <table:table-cell office:value-type="string" calcext:value-type="string">
            <text:p>https://www.venatorcorp.com/</text:p>
          </table:table-cell>
        </table:table-row>
        <table:table-row table:style-name="ro15">
          <table:table-cell table:formula="of:=[.A28]+1" office:value-type="float" office:value="28" calcext:value-type="float">
            <text:p>28</text:p>
          </table:table-cell>
          <table:table-cell office:value-type="string" calcext:value-type="string">
            <text:p>Vertellus</text:p>
          </table:table-cell>
          <table:table-cell office:value-type="string" calcext:value-type="string">
            <text:p>https://www.aston-chemicals.com/supplier?id=22</text:p>
          </table:table-cell>
          <table:table-cell office:value-type="string" calcext:value-type="string">
            <text:p>Vertellus</text:p>
            <text:p/>
            <text:p/>
            <text:p/>
            <text:p/>
            <text:p/>
            <text:p>Supplier Information: Vertellus is a division of Rutherford Chemicals LLC and has been based in New Jersey, USA, since 1857. Vertellus is a leading processor of castor oil, castor derivatives and related products for the personal care market.  Vertellus's particular strengths lie in sourcing high quality castor oil, and process technologies such as amidation, distillation, esterification, hydrogenation and quarterisation. Vertellus's castor-derived portfolio includes:</text:p>
            <text:p/>
            <text:p>Emollients</text:p>
            <text:p>Emulsifiers</text:p>
            <text:p>Solubilisers</text:p>
            <text:p>Substantivity Aids</text:p>
            <text:p/>
            <text:p> </text:p>
            <text:p>Vertellus also provides active ingredients for Personal Care, such as Sulfidal Colloidal Sulfur.</text:p>
            <text:p>Vertellus' products are suitable for use in skincare, bath and shower, hair care, cosmetics, oral hygiene, sun care and toiletries.</text:p>
          </table:table-cell>
          <table:table-cell office:value-type="string" calcext:value-type="string">
            <text:p>http://www.vertellus.com/products/personal-consumer-car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1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1-17T16:27:47.470452802</dc:date>
    <meta:editing-duration>PT5M48S</meta:editing-duration>
    <meta:editing-cycles>1</meta:editing-cycles>
    <meta:document-statistic meta:table-count="1" meta:cell-count="132" meta:object-count="0"/>
    <meta:generator>LibreOffice/6.0.7.3$Linux_X86_64 LibreOffice_project/00m0$Build-3</meta:generator>
  </office:meta>
</office:document-meta>
</file>